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times" fo:font-size="15pt" style:text-underline-style="solid" style:text-underline-width="auto" style:text-underline-color="font-color" fo:font-weight="bold" officeooo:rsid="000627ad" officeooo:paragraph-rsid="000627ad" style:font-size-asian="13.1000003814697pt" style:font-weight-asian="bold" style:font-size-complex="15pt" style:font-weight-complex="bold"/>
    </style:style>
    <style:style style:name="P2"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07ec77" officeooo:paragraph-rsid="0007ec77"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0ca3e6" officeooo:paragraph-rsid="000ca3e6"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a652b" officeooo:paragraph-rsid="001a652b"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33dc6" officeooo:paragraph-rsid="001b184d"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font-name="times" fo:font-size="12pt" fo:font-style="normal" style:text-underline-style="none" fo:font-weight="normal" officeooo:rsid="0007ec77" officeooo:paragraph-rsid="0007ec77"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font-name="times" fo:font-size="12pt" fo:font-style="normal" style:text-underline-style="none" fo:font-weight="normal" officeooo:rsid="000ca3e6" officeooo:paragraph-rsid="000ca3e6"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0d00e1"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63c2d"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b184d"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d107c"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justify" style:justify-single-word="false"/>
      <style:text-properties style:font-name="times" fo:font-size="12pt" fo:font-style="normal" style:text-underline-style="none" fo:font-weight="normal" officeooo:rsid="0019533e" officeooo:paragraph-rsid="0019533e"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font-name="times" fo:font-size="12pt" fo:font-style="normal" style:text-underline-style="none" fo:font-weight="normal" officeooo:rsid="001daee0" officeooo:paragraph-rsid="001daee0"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15%" fo:text-align="justify" style:justify-single-word="false"/>
      <style:text-properties style:font-name="times" fo:font-size="12pt" fo:font-style="normal" style:text-underline-style="none" fo:font-weight="normal" officeooo:rsid="001e19d0" officeooo:paragraph-rsid="001e19d0"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15%" fo:text-align="justify" style:justify-single-word="false"/>
      <style:text-properties style:font-name="times" fo:font-size="12pt" fo:font-style="normal" style:text-underline-style="none" fo:font-weight="normal" officeooo:rsid="001ef3e3" officeooo:paragraph-rsid="001ef3e3"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15%" fo:text-align="end" style:justify-single-word="false"/>
      <style:text-properties style:font-name="times" fo:font-size="10pt" fo:font-style="italic" style:text-underline-style="none" fo:font-weight="normal" officeooo:rsid="000627ad" officeooo:paragraph-rsid="000627ad" style:font-size-asian="10pt" style:font-style-asian="italic" style:font-weight-asian="normal" style:font-size-complex="10pt" style:font-style-complex="italic" style:font-weight-complex="normal"/>
    </style:style>
    <style:style style:name="P17" style:family="paragraph" style:parent-style-name="Standard">
      <style:paragraph-properties fo:line-height="115%" fo:text-align="justify" style:justify-single-word="false"/>
      <style:text-properties style:font-name="times" fo:font-size="12pt" fo:font-style="normal" style:text-underline-style="none" fo:font-weight="normal" officeooo:rsid="001ef3e3" officeooo:paragraph-rsid="001ef3e3"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15%" fo:text-align="justify" style:justify-single-word="false"/>
      <style:text-properties style:font-name="times" fo:font-size="12pt" fo:font-style="normal" style:text-underline-style="none" fo:font-weight="normal" officeooo:rsid="00234196" officeooo:paragraph-rsid="00234196"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15%" fo:text-align="justify" style:justify-single-word="false"/>
      <style:text-properties style:font-name="times" fo:font-size="12pt" fo:font-style="normal" style:text-underline-style="none" fo:font-weight="normal" officeooo:rsid="001e19d0" officeooo:paragraph-rsid="001e19d0"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15%" fo:text-align="justify" style:justify-single-word="false"/>
      <style:text-properties style:font-name="times" fo:font-size="12pt" fo:font-style="normal" style:text-underline-style="none" fo:font-weight="normal" officeooo:rsid="002637c0" officeooo:paragraph-rsid="002637c0"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234196" officeooo:paragraph-rsid="00234196" style:font-size-asian="10.5pt" style:font-style-asian="normal" style:font-weight-asian="normal" style:font-size-complex="12pt" style:font-style-complex="normal" style:font-weight-complex="normal"/>
    </style:style>
    <style:style style:name="T1" style:family="text">
      <style:text-properties fo:font-style="italic" officeooo:rsid="000aea80" style:font-style-asian="italic" style:font-style-complex="italic"/>
    </style:style>
    <style:style style:name="T2" style:family="text">
      <style:text-properties fo:font-style="italic" officeooo:rsid="000f2145" style:font-style-asian="italic" style:font-style-complex="italic"/>
    </style:style>
    <style:style style:name="T3" style:family="text">
      <style:text-properties fo:font-style="italic" officeooo:rsid="0010b5a9" style:font-style-asian="italic" style:font-style-complex="italic"/>
    </style:style>
    <style:style style:name="T4" style:family="text">
      <style:text-properties officeooo:rsid="000aea80"/>
    </style:style>
    <style:style style:name="T5" style:family="text">
      <style:text-properties style:text-underline-style="solid" style:text-underline-width="auto" style:text-underline-color="font-color" officeooo:rsid="000d73a8"/>
    </style:style>
    <style:style style:name="T6" style:family="text">
      <style:text-properties style:text-underline-style="solid" style:text-underline-width="auto" style:text-underline-color="font-color" officeooo:rsid="000f2145"/>
    </style:style>
    <style:style style:name="T7" style:family="text">
      <style:text-properties style:text-underline-style="solid" style:text-underline-width="auto" style:text-underline-color="font-color" officeooo:rsid="0010b5a9"/>
    </style:style>
    <style:style style:name="T8" style:family="text">
      <style:text-properties style:text-underline-style="solid" style:text-underline-width="auto" style:text-underline-color="font-color" officeooo:rsid="0010f353"/>
    </style:style>
    <style:style style:name="T9" style:family="text">
      <style:text-properties style:text-underline-style="solid" style:text-underline-width="auto" style:text-underline-color="font-color" officeooo:rsid="00133dc6"/>
    </style:style>
    <style:style style:name="T10" style:family="text">
      <style:text-properties officeooo:rsid="000d73a8"/>
    </style:style>
    <style:style style:name="T11" style:family="text">
      <style:text-properties officeooo:rsid="000f04d2"/>
    </style:style>
    <style:style style:name="T12" style:family="text">
      <style:text-properties officeooo:rsid="000f2145"/>
    </style:style>
    <style:style style:name="T13" style:family="text">
      <style:text-properties officeooo:rsid="0010b5a9"/>
    </style:style>
    <style:style style:name="T14" style:family="text">
      <style:text-properties officeooo:rsid="0010f353"/>
    </style:style>
    <style:style style:name="T15" style:family="text">
      <style:text-properties officeooo:rsid="0011a43b"/>
    </style:style>
    <style:style style:name="T16" style:family="text">
      <style:text-properties officeooo:rsid="00133dc6"/>
    </style:style>
    <style:style style:name="T17" style:family="text">
      <style:text-properties officeooo:rsid="001e19d0"/>
    </style:style>
    <style:style style:name="T18" style:family="text">
      <style:text-properties officeooo:rsid="00219f8f"/>
    </style:style>
    <style:style style:name="T19" style:family="text">
      <style:text-properties officeooo:rsid="00250c3e"/>
    </style:style>
    <style:style style:name="T20" style:family="text">
      <style:text-properties officeooo:rsid="0025383a"/>
    </style:style>
    <style:style style:name="T21" style:family="text">
      <style:text-properties style:text-position="super 58%" officeooo:rsid="0025383a"/>
    </style:style>
    <style:style style:name="T22" style:family="text">
      <style:text-properties style:text-position="0% 100%"/>
    </style:style>
    <style:style style:name="T23" style:family="text">
      <style:text-properties officeooo:rsid="0027ce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Base System Implementation</text:p>
      <text:p text:style-name="P1">COP-6726</text:p>
      <text:p text:style-name="P16">Submitted by:</text:p>
      <text:p text:style-name="P16">Naman Arora</text:p>
      <text:p text:style-name="P16">UFID: 3979-0439</text:p>
      <text:p text:style-name="P16">Nikunj Sarda</text:p>
      <text:p text:style-name="P16">UFID: 9360-6581</text:p>
      <text:p text:style-name="P2">Introduction:</text:p>
      <text:p text:style-name="P6"><text:span text:style-name="T4">This document is intended to present the outcomes and the process of the completed work for the Project 1. The</text:span><text:span text:style-name="T1"> heap file</text:span><text:span text:style-name="T4"> implementation has been successfully materialized and tested. The repository for all the work is present </text:span><text:a xlink:type="simple" xlink:href="https://gitlab.com/r0ck3r008/database-from-scratch" text:style-name="Internet_20_link" text:visited-style-name="Visited_20_Internet_20_Link"><text:span text:style-name="T4">here</text:span></text:a><text:span text:style-name="T4">.</text:span></text:p>
      <text:p text:style-name="P6"/>
      <text:p text:style-name="P3"/>
      <text:p text:style-name="P3">Source File Hierarchy:</text:p>
      <text:p text:style-name="P7">The Source code for this project, including the boilerplate code, was rearranged for the ground up into logical sub directories, explained as follows:</text:p>
      <text:p text:style-name="P8">All the subdirectories contain respective Makefiles that, when called recursively, compile the contained source code into separate object files. These object files are then linked by the root Makefile to produce the output binary of the program as required.</text:p>
      <text:p text:style-name="P8"><text:tab/><text:span text:style-name="T5">The db/ sub-dir:</text:span></text:p>
      <text:p text:style-name="P8"><text:span text:style-name="T10"><text:tab/>This subdirectory contains the schema.cc, schema.h, </text:span><text:span text:style-name="T11">catalog file and its Makefile. </text:span><text:span text:style-name="T12">(Fig. 2)</text:span></text:p>
      <text:p text:style-name="P8"/>
      <text:p text:style-name="P8"><text:span text:style-name="T12"><text:tab/></text:span><text:span text:style-name="T6">The fs/ sub-dir:</text:span></text:p>
      <text:p text:style-name="P8"><text:tab/><text:span text:style-name="T12">This subdirectory contains the filesystem related source files, </text:span><text:span text:style-name="T2">viz</text:span><text:span text:style-name="T12">. file.cc, record.cc and dbfile.cc <text:tab/>with their respective header files and the Makefile. (Fig. 3)</text:span></text:p>
      <text:p text:style-name="P8"/>
      <text:p text:style-name="P9"><text:tab/><text:span text:style-name="T6">The mem/ sub-dir:</text:span></text:p>
      <text:p text:style-name="P9"><text:span text:style-name="T12"><text:tab/>This subdirectory comprises of the two_way_list.cc and its header files with the required <text:tab/>Makefile. </text:span><text:span text:style-name="T13">(Fig. 4)</text:span></text:p>
      <text:p text:style-name="P9"/>
      <text:p text:style-name="P8"><text:tab/><text:span text:style-name="T6">The glbl/ sub-dir:</text:span></text:p>
      <text:p text:style-name="P8"><text:tab/><text:span text:style-name="T12">This subdirectory </text:span><text:span text:style-name="T13">contains the defs.h header along with the timer class source code in timer.cc <text:tab/>and timer.h. (Fig. 5)</text:span></text:p>
      <text:p text:style-name="P8"/>
      <text:p text:style-name="P8"><text:tab/><text:span text:style-name="T7">The lex/ sub-dir:</text:span></text:p>
      <text:p text:style-name="P8"><text:tab/><text:span text:style-name="T13">The subdirectory houses all the flex/yacc related source code, </text:span><text:span text:style-name="T3">viz. </text:span><text:span text:style-name="T13">comparison.cc, <text:tab/>comparison_engine.cc, lexer.l, parser.y and parse_tree.h along with respective headers and <text:tab/>Makefile. (Fig. 6)</text:span></text:p>
      <text:p text:style-name="P8"/>
      <text:p text:style-name="P11"><text:tab/><text:span text:style-name="T8">The out/ and try/ sub-dir:</text:span></text:p>
      <text:p text:style-name="P11"><text:soft-page-break/><text:span text:style-name="T14"><text:tab/>This directory will house the &lt;relation_name&gt;.bin files after the DBFile class bulk loads the <text:tab/>*.tbl files. While the try/ subdirectory can contain any trial code or files that wont be comitted to <text:tab/>the git repository. The contents of both these sub-directories are ignored by the git. </text:span><text:span text:style-name="T16">(Fig. 7)</text:span></text:p>
      <text:p text:style-name="P8"/>
      <text:p text:style-name="P8"><text:tab/><text:span text:style-name="T8">The tpch-dbgen subdir:</text:span></text:p>
      <text:p text:style-name="P8"><text:tab/><text:span text:style-name="T15">This is a git submodule with origin at </text:span><text:a xlink:type="simple" xlink:href="https://github.com/electrum/tpch-dbgen.git" text:style-name="Internet_20_link" text:visited-style-name="Visited_20_Internet_20_Link"><text:span text:style-name="T15">https://github.com/electrum/tpch-dbgen.git</text:span></text:a><text:span text:style-name="T15">.</text:span></text:p>
      <text:p text:style-name="P5"/>
      <text:p text:style-name="P10"><text:span text:style-name="T16"><text:tab/></text:span><text:span text:style-name="T9">The src/ root level directory:</text:span></text:p>
      <text:p text:style-name="P8"><text:tab/><text:span text:style-name="T16">The src/ directory acts as the root level directory as all the paths in source code are relative to <text:tab/>this directory.</text:span></text:p>
      <text:p text:style-name="P12">All the subdirectories has soft links to some of the subdirectories. This facilitates the linking process when an object file from subdirectory-1 requires to be linked with object file of sub-directory-2.</text:p>
      <text:p text:style-name="P12"/>
      <text:p text:style-name="P4">The compilation process:</text:p>
      <text:p text:style-name="P13">The compilation process is accomplished by a recursive call to Makefiles in each subdirectory by the Makefile in the src/ directory.</text:p>
      <text:p text:style-name="P13">The provided <text:span text:style-name="T17">NamanArora_NikunjSarda_p1.zip has one sub-directory, src/.</text:span></text:p>
      <text:p text:style-name="P13"><text:tab/><text:span text:style-name="T17">$&gt; unzip NamanArora_NikunjSarda_p1.zip</text:span></text:p>
      <text:p text:style-name="P14"><text:tab/>$&gt; cd proj1/src</text:p>
      <text:p text:style-name="P14">Now to build the test.bin:</text:p>
      <text:p text:style-name="P14"><text:tab/>$&gt; make</text:p>
      <text:p text:style-name="P14">To build the main.bin:</text:p>
      <text:p text:style-name="P14"><text:tab/>$&gt; make main_<text:span text:style-name="T18">all</text:span></text:p>
      <text:p text:style-name="P14">To make the gtest (assuming the gtest framework is installed and available in default linker library path)</text:p>
      <text:p text:style-name="P14"><text:tab/>$&gt; make gtest_<text:span text:style-name="T18">all</text:span></text:p>
      <text:p text:style-name="P15">To generate tpch-dbgen files (tpch-dbgen/ sub-dir is always compiled with all of the above targets)</text:p>
      <text:p text:style-name="P15"><text:tab/>$&gt; cd tpch-dbgen/</text:p>
      <text:p text:style-name="P15"><text:tab/>$&gt; ./dbgen &lt;opetions&gt; -s &lt;size&gt;</text:p>
      <text:p text:style-name="P15">All the available relation binary files are available in out/</text:p>
      <text:p text:style-name="P15">To clean the repository, excluding the tpch-dbgen/*.tbl and out/*.bin files,</text:p>
      <text:p text:style-name="P15"><text:tab/>$&gt; make clean</text:p>
      <text:p text:style-name="P15">To clean the repository, everything inclusive</text:p>
      <text:p text:style-name="P15"><text:tab/>$&gt; make distclean</text:p>
      <text:p text:style-name="P15"/>
      <text:p text:style-name="P21">Changelog:</text:p>
      <text:p text:style-name="P18">→ Added DBFile class in fs/dbfile.{cc,h}.</text:p>
      <text:p text:style-name="P18">→ Added timer class in glbl/timer.{cc,h}.</text:p>
      <text:p text:style-name="P18">→ <text:span text:style-name="T19">Added Page::get_curr_size() function definition in fs/file.{cc,h}.</text:span></text:p>
      <text:p text:style-name="P18">→<text:span text:style-name="T19"> Changed the directory structure, see section 2.</text:span></text:p>
      <text:p text:style-name="P18">→<text:span text:style-name="T19"> </text:span><text:span text:style-name="T20">Fixed memory leak in class Schema with char *name in struct myAtts and char *fileName in db/schema.{cc,h}.</text:span></text:p>
      <text:p text:style-name="P18"><text:soft-page-break/>→<text:span text:style-name="T20"> Fixed memory leaks in test.h within relation *rel and Schema * memory addresses.</text:span></text:p>
      <text:p text:style-name="P18">→<text:span text:style-name="T20"> Added Record::get_size() function in fs/record.{cc,h}.</text:span></text:p>
      <text:p text:style-name="P14">→<text:span text:style-name="T20"> test2() and test3() in test.cc now call DBFile::GetNext with Record *temp as the placeholder and store the value as opposed to previous version where either Record **temp was required or a copy from DBFile::head to temp.</text:span></text:p>
      <text:p text:style-name="P14">→<text:span text:style-name="T20"> Added 8</text:span><text:span text:style-name="T21">th</text:span><text:span text:style-name="T20"> relation as option in main function of test.cc, reconfigured all the options and relations in compliance with changes in test.h.</text:span></text:p>
      <text:p text:style-name="P20">→ Changed the return type of <text:a xlink:type="simple" xlink:href="../../../../../../:Open" text:style-name="Internet_20_link" text:visited-style-name="Visited_20_Internet_20_Link">File::Open</text:a> to integer in order to indicate error, if any, with the open syscall. Zero is failure and 1 is success.</text:p>
      <text:p text:style-name="P20">→ Changed the <text:a xlink:type="simple" xlink:href="../../../../../../:Close" text:style-name="Internet_20_link" text:visited-style-name="Visited_20_Internet_20_Link">File::Close</text:a> return from curLength in pages to error indication when write or close syscalls fail. Zero indicates error and one success.</text:p>
      <text:p text:style-name="P20">→<text:span text:style-name="T23"> Fixed indentation all acros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3T10:38:14.190093334</meta:creation-date>
    <meta:generator>LibreOffice/6.4.0.3$Linux_X86_64 LibreOffice_project/40$Build-3</meta:generator>
    <dc:date>2020-02-03T20:13:27.963470626</dc:date>
    <meta:editing-duration>PT1H54M13S</meta:editing-duration>
    <meta:editing-cycles>30</meta:editing-cycles>
    <meta:document-statistic meta:table-count="0" meta:image-count="0" meta:object-count="0" meta:page-count="3" meta:paragraph-count="61" meta:word-count="659" meta:character-count="4309" meta:non-whitespace-character-count="3678"/>
  </office:meta>
</office:document-meta>
</file>